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in" fo:margin-left="0.0799in" fo:margin-top="0in" fo:margin-bottom="0in" table:align="left"/>
    </style:style>
    <style:style style:name="Table1.A" style:family="table-column">
      <style:table-column-properties style:column-width="3.0938in"/>
    </style:style>
    <style:style style:name="Table1.B" style:family="table-column">
      <style:table-column-properties style:column-width="3.155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P1" style:family="paragraph" style:parent-style-name="Standard">
      <style:paragraph-properties fo:line-height="100%" fo:keep-with-next="always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line-height="100%" fo:keep-with-next="always"/>
    </style:style>
    <style:style style:name="P3" style:family="paragraph" style:parent-style-name="Standard">
      <style:paragraph-properties fo:line-height="100%" fo:text-align="center" style:justify-single-word="false" fo:keep-with-next="always"/>
    </style:style>
    <style:style style:name="P4" style:family="paragraph" style:parent-style-name="Standard" style:master-page-name="Standard">
      <style:paragraph-properties fo:line-height="100%" style:page-number="1" fo:keep-with-next="always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Assignment name:</text:span></text:p>
            <text:p text:style-name="P1"/>
            <text:p text:style-name="P1"/>
          </table:table-cell>
          <table:table-cell table:style-name="Table1.A1" office:value-type="string">
            <text:p text:style-name="P2"><text:span text:style-name="T1">Approx. value of the contract (in current US$):</text:span></text:p>
            <text:p text:style-name="P1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text:span text:style-name="T1">Country:</text:span></text:p>
            <text:p text:style-name="P2"><text:span text:style-name="T1">Location within country:</text:span></text:p>
            <text:p text:style-name="P1"/>
          </table:table-cell>
          <table:table-cell table:style-name="Table1.A1" office:value-type="string">
            <text:p text:style-name="P2"><text:span text:style-name="T1">Duration of assignment (months):</text:span></text:p>
            <text:p text:style-name="P1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text:span text:style-name="T1">Name of Client:</text:span></text:p>
            <text:p text:style-name="P1"/>
            <text:p text:style-name="P1"/>
          </table:table-cell>
          <table:table-cell table:style-name="Table1.A1" office:value-type="string">
            <text:p text:style-name="P2"><text:span text:style-name="T1">Total No. of staff-months of the assignment:</text:span></text:p>
            <text:p text:style-name="P1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text:span text:style-name="T1">Contact Person, Title/Designation, Tel. No./Address:</text:span></text:p>
            <text:p text:style-name="P1"/>
            <text:p text:style-name="P1"/>
          </table:table-cell>
          <table:table-cell table:style-name="Table1.A1" office:value-type="string">
            <text:p text:style-name="P2"><text:span text:style-name="T1"><text:s/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Start date (month/year):</text:span></text:p>
            <text:p text:style-name="P2"><text:span text:style-name="T1">Completion date (month/year):</text:span></text:p>
            <text:p text:style-name="P1"/>
          </table:table-cell>
          <table:table-cell table:style-name="Table1.A1" office:value-type="string">
            <text:p text:style-name="P2"><text:span text:style-name="T1">No. of professional staff-months provided by your consulting firm/organization or your sub consultants: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text:span text:style-name="T1">Name of associated Consultants, if any:</text:span>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2"><text:span text:style-name="T1">Name of senior professional staff of your consulting firm/organization <text:s/>involved and designation and/or functions performed (e.g. Project Director/Coordinator, Team Leader):</text:span></text:p>
            <text:p text:style-name="P1"/>
            <text:p text:style-name="P1"/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2"><text:span text:style-name="T1">Description of Project:</text:span></text:p>
            <text:p text:style-name="P1"/>
            <text:p text:style-name="P1"/>
            <text:p text:style-name="P1"/>
            <text:p text:style-name="P1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<text:span text:style-name="T1">Description of actual services provided by your staff within the assignment:</text:span></text:p>
            <text:p text:style-name="P1"/>
            <text:p text:style-name="P1"/>
            <text:p text:style-name="P1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6" meta:word-count="92" meta:character-count="706" meta:non-whitespace-character-count="627"/>
    <meta:generator>LibreOfficeDev/6.0.5.2$Linux_X86_64 LibreOffice_project/</meta:generator>
  </office:meta>
</office:document-meta>
</file>